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1.95cm" fo:min-width="4.1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534cm" fo:min-width="1.51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0.518cm" fo:min-width="1.4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284cm" fo:min-width="0.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**</text:p>
              </text:list-item>
              <text:list-item>
                <text:p><text:s/>* A 16-bit counter with load and reset control bits.</text:p>
              </text:list-item>
              <text:list-item>
                <text:p><text:s/>* if <text:s text:c="5"/>(reset[t] == 1) out[t+1] = 0</text:p>
              </text:list-item>
              <text:list-item>
                <text:p><text:s/>* else if (load[t] == 1) <text:s/>out[t+1] = in[t]</text:p>
              </text:list-item>
              <text:list-item>
                <text:p><text:s/>* else if (inc[t] == 1) <text:s text:c="2"/>out[t+1] = out[t] + 1 <text:s/>(integer addition)</text:p>
              </text:list-item>
              <text:list-item>
                <text:p><text:s/>* else <text:s text:c="19"/>out[t+1] = out[t]</text:p>
              </text:list-item>
              <text:list-item>
                <text:p><text:s/>*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C</text:p>
          </draw:text-box>
        </draw:frame>
        <draw:custom-shape draw:style-name="gr2" draw:text-style-name="P3" xml:id="id2" draw:id="id2" draw:layer="layout" svg:width="4.6cm" svg:height="2.2cm" svg:x="17.8cm" svg:y="8.4cm">
          <text:p text:style-name="P2">Regist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6cm" svg:height="1.4cm" draw:transform="rotate (1.58632975713765) translate (14.6cm 11.221cm)">
          <draw:glue-point draw:id="8" svg:x="-5cm" svg:y="-2.236cm"/>
          <draw:glue-point draw:id="9" svg:x="-5cm" svg:y="2.181cm"/>
          <text:p/>
          <draw:enhanced-geometry svg:viewBox="0 0 21600 21600" draw:glue-points="?f6 10800 10800 21600 ?f5 10800 10800 0" draw:text-areas="?f3 ?f3 ?f4 ?f4" draw:type="trapezoid" draw:modifiers="5638.433768397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4" draw:layer="layout" draw:type="line" svg:x1="15.969cm" svg:y1="9.399cm" svg:x2="17.8cm" svg:y2="9.5cm" draw:start-shape="id1" draw:start-glue-point="5" draw:end-shape="id2" draw:end-glue-point="3" svg:d="M15969 9399l1831 101" svg:viewBox="0 0 1832 102">
          <text:p/>
        </draw:connector>
        <draw:custom-shape draw:style-name="gr5" draw:text-style-name="P3" draw:layer="layout" svg:width="3.6cm" svg:height="1.4cm" draw:transform="rotate (1.58632975713765) translate (11.856cm 10.021cm)">
          <draw:glue-point draw:id="8" svg:x="-5cm" svg:y="-2.236cm"/>
          <draw:glue-point draw:id="9" svg:x="-5cm" svg:y="2.181cm"/>
          <text:p/>
          <draw:enhanced-geometry svg:viewBox="0 0 21600 21600" draw:glue-points="?f6 10800 10800 21600 ?f5 10800 10800 0" draw:text-areas="?f3 ?f3 ?f4 ?f4" draw:type="trapezoid" draw:modifiers="5638.433768397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xml:id="id3" draw:id="id3" draw:layer="layout" svg:width="3.6cm" svg:height="1.4cm" draw:transform="rotate (1.58632975713765) translate (9.056cm 8.8cm)">
          <draw:glue-point draw:id="8" svg:x="-5cm" svg:y="-2.178cm"/>
          <draw:glue-point draw:id="9" svg:x="-5cm" svg:y="2.239cm"/>
          <text:p/>
          <draw:enhanced-geometry svg:viewBox="0 0 21600 21600" draw:glue-points="?f6 10800 10800 21600 ?f5 10800 10800 0" draw:text-areas="?f3 ?f3 ?f4 ?f4" draw:mirror-horizontal="false" draw:mirror-vertical="false" draw:type="trapezoid" draw:modifiers="5638.433768397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4" draw:layer="layout" svg:x1="10.456cm" svg:y1="7cm" svg:x2="11.8cm" svg:y2="7cm">
          <text:p/>
        </draw:line>
        <draw:line draw:style-name="gr4" draw:text-style-name="P4" draw:layer="layout" svg:x1="13.256cm" svg:y1="8.2cm" svg:x2="14.544cm" svg:y2="8.2cm">
          <text:p/>
        </draw:line>
        <draw:connector draw:style-name="gr4" draw:text-style-name="P4" draw:layer="layout" draw:line-skew="0cm -6.758cm" svg:x1="22.4cm" svg:y1="9.5cm" svg:x2="9cm" svg:y2="6.201cm" draw:start-shape="id2" draw:start-glue-point="1" draw:end-shape="id3" draw:end-glue-point="8" svg:d="M22400 9500h501v-5157h-14402v1858h501" svg:viewBox="0 0 14403 5158">
          <text:p/>
        </draw:connector>
        <draw:frame draw:style-name="gr6" draw:text-style-name="P5" draw:layer="layout" svg:width="0.853cm" svg:height="0.962cm" svg:x="22.8cm" svg:y="8.4cm">
          <draw:text-box>
            <text:p>o</text:p>
          </draw:text-box>
        </draw:frame>
        <draw:frame draw:style-name="gr6" draw:text-style-name="P5" draw:layer="layout" svg:width="1.171cm" svg:height="0.962cm" svg:x="16.4cm" svg:y="8.2cm">
          <draw:text-box>
            <text:p>if3</text:p>
          </draw:text-box>
        </draw:frame>
        <draw:frame draw:style-name="gr6" draw:text-style-name="P5" draw:layer="layout" svg:width="1.171cm" svg:height="0.962cm" svg:x="13.429cm" svg:y="6.838cm">
          <draw:text-box>
            <text:p>if2</text:p>
          </draw:text-box>
        </draw:frame>
        <draw:frame draw:style-name="gr6" draw:text-style-name="P5" draw:layer="layout" svg:width="1.171cm" svg:height="0.962cm" svg:x="10.456cm" svg:y="5.8cm">
          <draw:text-box>
            <text:p>if1</text:p>
          </draw:text-box>
        </draw:frame>
        <draw:line draw:style-name="gr4" draw:text-style-name="P4" draw:layer="layout" svg:x1="22.4cm" svg:y1="9.5cm" svg:x2="25.2cm" svg:y2="9.6cm">
          <text:p/>
        </draw:line>
        <draw:frame draw:style-name="gr6" draw:text-style-name="P5" draw:layer="layout" svg:width="1.383cm" svg:height="0.962cm" svg:x="24.8cm" svg:y="8.6cm">
          <draw:text-box>
            <text:p>out</text:p>
          </draw:text-box>
        </draw:frame>
        <draw:custom-shape draw:style-name="gr7" draw:text-style-name="P3" draw:layer="layout" svg:width="1.8cm" svg:height="1.6cm" draw:transform="rotate (-1.600641457004) translate (7.853cm 6.801cm)">
          <text:p text:style-name="P2">+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7.853cm" svg:y1="7.8cm" svg:x2="9cm" svg:y2="7.8cm">
          <text:p/>
        </draw:line>
        <draw:line draw:style-name="gr4" draw:text-style-name="P4" draw:layer="layout" svg:x1="4.4cm" svg:y1="7.8cm" svg:x2="6.2cm" svg:y2="7.8cm">
          <text:p/>
        </draw:line>
        <draw:frame draw:style-name="gr6" draw:text-style-name="P5" draw:layer="layout" svg:width="0.853cm" svg:height="0.962cm" svg:x="3.8cm" svg:y="6.638cm">
          <draw:text-box>
            <text:p>o</text:p>
          </draw:text-box>
        </draw:frame>
        <draw:line draw:style-name="gr4" draw:text-style-name="P4" draw:layer="layout" svg:x1="4.6cm" svg:y1="9.4cm" svg:x2="11.8cm" svg:y2="9.5cm">
          <text:p/>
        </draw:line>
        <draw:frame draw:style-name="gr6" draw:text-style-name="P5" draw:layer="layout" svg:width="0.993cm" svg:height="0.962cm" svg:x="3.6cm" svg:y="9cm">
          <draw:text-box>
            <text:p>in</text:p>
          </draw:text-box>
        </draw:frame>
        <draw:line draw:style-name="gr4" draw:text-style-name="P4" draw:layer="layout" svg:x1="4.6cm" svg:y1="10.8cm" svg:x2="14.544cm" svg:y2="10.8cm">
          <text:p/>
        </draw:line>
        <draw:frame draw:style-name="gr6" draw:text-style-name="P5" draw:layer="layout" svg:width="1.734cm" svg:height="0.962cm" svg:x="3cm" svg:y="10.238cm">
          <draw:text-box>
            <text:p>zer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5:53:25.536009000</meta:creation-date>
    <dc:date>2015-05-12T18:32:30.527000000</dc:date>
    <meta:editing-duration>PT1H25M36S</meta:editing-duration>
    <meta:editing-cycles>2</meta:editing-cycles>
    <meta:generator>LibreOffice/4.4.1.2$Windows_x86 LibreOffice_project/45e2de17089c24a1fa810c8f975a7171ba4cd432</meta:generator>
    <meta:document-statistic meta:object-count="50"/>
  </office:meta>
</office:document-meta>
</file>